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3</text:span><text:span text:style-name="T1">8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1">Любые 2 и более нажатых клавиш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триггерное переключение режима </text:span>Turbo;</text:p>
      <text:p text:style-name="P17"><text:soft-page-break/>L<text:span text:style-name="T4">-</text:span><text:span text:style-name="T5">переключение загрузки с магнитофонного входа или эмуляция загрузки;</text:span></text:p>
      <text:p text:style-name="P15"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M-<text:span text:style-name="T4">редактор </text:span>CMOS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1">Для того чтобы увидеть после перепрошивки новую версию сервиса необходимо произвести сброс.</text:p>
      <text:p text:style-name="P13"/>
      <text:p text:style-name="P13">Загрузка <text:span text:style-name="T1">TRD,</text:span> <text:span text:style-name="T1">SCL </text:span>и <text:span text:style-name="T1">FDI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Расширения файлов не показываются. 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</text:span><text:soft-page-break/><text:span text:style-name="T8">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</text:span><text:span text:style-name="T8">файлов для вывода роизводится по расширению, для </text:span><text:span text:style-name="T3">SCL </text:span><text:span text:style-name="T8">образов делается проверка на наличие </text:span><text:span text:style-name="T8">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 соотвествии образ не будет показан в файловом окне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1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1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Редактор ячеек <text:span text:style-name="T1">CMOS.</text:span></text:p>
      <text:p text:style-name="P11"/>
      <text:p text:style-name="P11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1">Следующие клавиши предназначены:</text:p>
      <text:p text:style-name="P15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5"><text:span text:style-name="T7">S</text:span><text:span text:style-name="T4">-сохранение отредактированного;</text:span></text:p>
      <text:p text:style-name="P15"><text:span text:style-name="T7">X</text:span><text:span text:style-name="T4">-выход из редактора.</text:span>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<text:soft-page-break/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текущее значение, биты:</text:p>
      <text:p text:style-name="P11"><text:tab/><text:tab/>7 - 1=<text:span text:style-name="T1">TURBO OFF, 0=TURBO ON</text:span>;</text:p>
      <text:p text:style-name="P11"><text:tab/><text:tab/>6 - <text:span text:style-name="T1">1=</text:span>эмуляция загрузки с кассеты, 0=загрузка с магнитофонного входа;</text:p>
      <text:p text:style-name="P11"><text:tab/><text:tab/>2 - 0 — 2=128Кб, 1=48Кб, 0=1Мб по стандарту Пентагона<text:span text:style-name="T1">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5-04T15:11:38.10</dc:date>
    <meta:editing-duration>P1DT7H32M17S</meta:editing-duration>
    <meta:editing-cycles>93</meta:editing-cycles>
    <meta:generator>LibreOffice/3.3$Win32 LibreOffice_project/330m19$Build-202</meta:generator>
    <meta:document-statistic meta:table-count="0" meta:image-count="0" meta:object-count="0" meta:page-count="4" meta:paragraph-count="93" meta:word-count="1293" meta:character-count="9597"/>
  </office:meta>
</office:document-meta>
</file>